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en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legend( String value ,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legen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legend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legend( Element value ,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end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gend.leg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egen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en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